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9.962cm" table:align="left"/>
    </style:style>
    <style:style style:name="Tableau1.A" style:family="table-column">
      <style:table-column-properties style:column-width="4.404cm"/>
    </style:style>
    <style:style style:name="Tableau1.B" style:family="table-column">
      <style:table-column-properties style:column-width="5.558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bba8b" officeooo:paragraph-rsid="001bba8b"/>
    </style:style>
    <style:style style:name="P2" style:family="paragraph" style:parent-style-name="Heading_20_3">
      <style:text-properties officeooo:rsid="001bba8b" officeooo:paragraph-rsid="001bba8b"/>
    </style:style>
    <style:style style:name="P3" style:family="paragraph" style:parent-style-name="Text_20_body" style:list-style-name="L1">
      <style:text-properties officeooo:rsid="001bba8b"/>
    </style:style>
    <style:style style:name="P4" style:family="paragraph" style:parent-style-name="Text_20_body">
      <style:text-properties officeooo:rsid="001bba8b"/>
    </style:style>
    <style:style style:name="P5" style:family="paragraph" style:parent-style-name="Heading_20_2">
      <style:text-properties officeooo:rsid="001bba8b" officeooo:paragraph-rsid="001bba8b"/>
    </style:style>
    <style:style style:name="P6" style:family="paragraph" style:parent-style-name="Heading_20_3">
      <style:text-properties officeooo:rsid="001bba8b"/>
    </style:style>
    <style:style style:name="P7" style:family="paragraph" style:parent-style-name="Text_20_body" style:list-style-name="L2">
      <style:text-properties officeooo:rsid="001bba8b"/>
    </style:style>
    <style:style style:name="P8" style:family="paragraph" style:parent-style-name="Text_20_body" style:list-style-name="L3">
      <style:text-properties officeooo:rsid="001bba8b"/>
    </style:style>
    <style:style style:name="P9" style:family="paragraph" style:parent-style-name="Text_20_body" style:list-style-name="L4">
      <style:text-properties officeooo:rsid="001bba8b"/>
    </style:style>
    <style:style style:name="P10" style:family="paragraph" style:parent-style-name="Horizontal_20_Line">
      <style:text-properties officeooo:rsid="001bba8b"/>
    </style:style>
    <style:style style:name="P11" style:family="paragraph" style:parent-style-name="Heading_20_2">
      <style:text-properties officeooo:rsid="001bba8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Javascript tuto complément</text:p>
      <text:p text:style-name="P1"/>
      <text:h text:style-name="Heading_20_1" text:outline-level="1">Exemple de timer</text:h>
      <text:h text:style-name="Heading_20_3" text:outline-level="3">setTimeout(() =&gt; { ... }, 5000);</text:h>
      <text:h text:style-name="P2" text:outline-level="3">ce que <text:span text:style-name="Strong_20_Emphasis">setTimeout</text:span> fait réellement</text:h>
      <text:list text:style-name="L1">
        <text:list-item>
          <text:p text:style-name="P3">Il <text:span text:style-name="Strong_20_Emphasis">n’occupe pas le CPU</text:span></text:p>
        </text:list-item>
        <text:list-item>
          <text:p text:style-name="P3">Il <text:span text:style-name="Strong_20_Emphasis">ne bloque pas le flow</text:span></text:p>
        </text:list-item>
        <text:list-item>
          <text:p text:style-name="P3">Il <text:span text:style-name="Strong_20_Emphasis">ne met rien en attente active</text:span></text:p>
        </text:list-item>
        <text:list-item>
          <text:p text:style-name="P3">Il s’appuie sur la <text:span text:style-name="Strong_20_Emphasis">boucle événementielle de Node.js</text:span></text:p>
        </text:list-item>
      </text:list>
      <text:p text:style-name="P4">➡️ Le timer est <text:span text:style-name="Strong_20_Emphasis">passif</text:span> jusqu’au moment où il déclenche son callback</text:p>
      <text:h text:style-name="P5" text:outline-level="2">Impact réel sur les performances</text:h>
      <text:h text:style-name="P6" text:outline-level="3">✔ CPU</text:h>
      <text:list text:style-name="L2">
        <text:list-item>
          <text:p text:style-name="P7"><text:span text:style-name="Strong_20_Emphasis">0 % tant que le timer attend</text:span></text:p>
        </text:list-item>
        <text:list-item>
          <text:p text:style-name="P7">Quelques microsecondes au déclenchement</text:p>
        </text:list-item>
      </text:list>
      <text:h text:style-name="P6" text:outline-level="3" text:is-list-header="true">✔ Mémoire</text:h>
      <text:list text:style-name="L3">
        <text:list-item>
          <text:p text:style-name="P8">Un seul objet timer stocké dans <text:span text:style-name="Source_20_Text">context</text:span></text:p>
        </text:list-item>
        <text:list-item>
          <text:p text:style-name="P8">Nettoyé (<text:span text:style-name="Source_20_Text">clearTimeout</text:span>) dès qu’il est inutile</text:p>
        </text:list-item>
      </text:list>
      <text:h text:style-name="P6" text:outline-level="3" text:is-list-header="true">✔ Débit de messages</text:h>
      <text:list text:style-name="L4">
        <text:list-item>
          <text:p text:style-name="P9"><text:span text:style-name="Strong_20_Emphasis">1 message maximum</text:span> généré par WARN</text:p>
        </text:list-item>
        <text:list-item>
          <text:p text:style-name="P9">Pas de polling</text:p>
        </text:list-item>
        <text:list-item>
          <text:p text:style-name="P9">Pas de boucle</text:p>
        </text:list-item>
      </text:list>
      <text:p text:style-name="P4">➡️ Impact <text:span text:style-name="Strong_20_Emphasis">strictement négligeable</text:span>.</text:p>
      <text:p text:style-name="P10"/>
      <text:h text:style-name="P11" text:outline-level="2">🧪 Comparaison avec des pratiques problématiques (que nous n’utilisons PAS)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Mauvaise pratique</text:p>
            </table:table-cell>
            <table:table-cell table:style-name="Tableau1.A1" office:value-type="string">
              <text:p text:style-name="Table_20_Heading">Problème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ource_20_Text">while()</text:span> ou <text:span text:style-name="Source_20_Text">sleep()</text:span></text:p>
          </table:table-cell>
          <table:table-cell table:style-name="Tableau1.A1" office:value-type="string">
            <text:p text:style-name="Table_20_Contents">Bloque Node.js ❌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delay</text:span> en boucle</text:p>
          </table:table-cell>
          <table:table-cell table:style-name="Tableau1.A1" office:value-type="string">
            <text:p text:style-name="Table_20_Contents">Accumulation de messages ❌</text:p>
          </table:table-cell>
        </table:table-row>
        <text:soft-page-break/>
        <table:table-row>
          <table:table-cell table:style-name="Tableau1.A1" office:value-type="string">
            <text:p text:style-name="Table_20_Contents"><text:span text:style-name="Source_20_Text">inject</text:span> répété</text:p>
          </table:table-cell>
          <table:table-cell table:style-name="Tableau1.A1" office:value-type="string">
            <text:p text:style-name="Table_20_Contents">Bruit inutile ❌</text:p>
          </table:table-cell>
        </table:table-row>
        <table:table-row>
          <table:table-cell table:style-name="Tableau1.A1" office:value-type="string">
            <text:p text:style-name="Table_20_Contents">Timer global non annulé</text:p>
          </table:table-cell>
          <table:table-cell table:style-name="Tableau1.A1" office:value-type="string">
            <text:p text:style-name="Table_20_Contents">Fuite mémoire ❌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9T17:34:56.303006000</meta:creation-date>
    <dc:date>2025-12-29T17:38:04.820908700</dc:date>
    <meta:editing-duration>PT3M10S</meta:editing-duration>
    <meta:editing-cycles>1</meta:editing-cycles>
    <meta:generator>LibreOffice/25.8.3.2$Windows_X86_64 LibreOffice_project/8ca8d55c161d602844f5428fa4b58097424e324e</meta:generator>
    <meta:document-statistic meta:table-count="1" meta:image-count="0" meta:object-count="0" meta:page-count="2" meta:paragraph-count="32" meta:word-count="157" meta:character-count="861" meta:non-whitespace-character-count="747"/>
  </office:meta>
</office:document-meta>
</file>